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paragraph-rsid="00056837"/>
    </style:style>
    <style:style style:name="P2" style:family="paragraph" style:parent-style-name="Header">
      <style:paragraph-properties fo:text-align="center" style:justify-single-word="false"/>
      <style:text-properties fo:color="#ffffff" officeooo:rsid="00056837" officeooo:paragraph-rsid="00056837"/>
    </style:style>
    <style:style style:name="P3" style:family="paragraph" style:parent-style-name="Standard">
      <style:text-properties fo:text-transform="uppercase" fo:color="#632423" fo:font-size="12pt" fo:letter-spacing="0.026cm" style:font-size-asian="12pt" style:font-size-complex="12pt"/>
    </style:style>
    <style:style style:name="P4" style:family="paragraph" style:parent-style-name="Standard">
      <style:text-properties officeooo:paragraph-rsid="0017a1db"/>
    </style:style>
    <style:style style:name="P5" style:family="paragraph" style:parent-style-name="Standard">
      <style:text-properties officeooo:rsid="001bd687" officeooo:paragraph-rsid="001bd687"/>
    </style:style>
    <style:style style:name="P6" style:family="paragraph" style:parent-style-name="Standard">
      <style:text-properties officeooo:rsid="001d8360" officeooo:paragraph-rsid="001d8360"/>
    </style:style>
    <style:style style:name="P7" style:family="paragraph" style:parent-style-name="Standard">
      <style:text-properties officeooo:rsid="001de84f" officeooo:paragraph-rsid="001de84f"/>
    </style:style>
    <style:style style:name="P8" style:family="paragraph" style:parent-style-name="Standard">
      <style:text-properties fo:text-transform="uppercase" fo:color="#632423" fo:font-size="12pt" fo:letter-spacing="0.026cm" officeooo:rsid="001de84f" officeooo:paragraph-rsid="001de84f" style:font-size-asian="12pt" style:font-size-complex="12pt"/>
    </style:style>
    <style:style style:name="P9" style:family="paragraph" style:parent-style-name="Standard">
      <style:text-properties fo:text-transform="uppercase" fo:color="#632423" fo:font-size="12pt" fo:letter-spacing="0.026cm" officeooo:rsid="001de84f" officeooo:paragraph-rsid="001e1811" style:font-size-asian="12pt" style:font-size-complex="12pt"/>
    </style:style>
    <style:style style:name="P10" style:family="paragraph" style:parent-style-name="Standard">
      <style:text-properties fo:text-transform="uppercase" fo:color="#632423" fo:font-size="12pt" fo:letter-spacing="0.026cm" officeooo:rsid="001faac9" officeooo:paragraph-rsid="001faac9" style:font-size-asian="12pt" style:font-size-complex="12pt"/>
    </style:style>
    <style:style style:name="P11" style:family="paragraph" style:parent-style-name="Standard">
      <style:text-properties officeooo:rsid="001e1811" officeooo:paragraph-rsid="001e1811"/>
    </style:style>
    <style:style style:name="P12" style:family="paragraph" style:parent-style-name="Standard">
      <style:text-properties officeooo:rsid="001faac9" officeooo:paragraph-rsid="001faac9"/>
    </style:style>
    <style:style style:name="P13" style:family="paragraph" style:parent-style-name="Standard">
      <style:text-properties officeooo:rsid="00219b94" officeooo:paragraph-rsid="00219b94"/>
    </style:style>
    <style:style style:name="P14" style:family="paragraph" style:parent-style-name="Subtitle" style:master-page-name="Standard">
      <style:paragraph-properties fo:text-align="end" style:justify-single-word="false" style:page-number="auto"/>
    </style:style>
    <style:style style:name="T1" style:family="text">
      <style:text-properties fo:color="#111111" fo:font-size="12pt" style:font-size-asian="12pt" style:font-size-complex="12pt" style:font-weight-complex="bold"/>
    </style:style>
    <style:style style:name="T2" style:family="text">
      <style:text-properties fo:text-transform="uppercase" fo:color="#111111" fo:font-size="12pt" officeooo:rsid="00056837" style:font-size-asian="12pt" style:font-size-complex="12pt" style:font-weight-complex="bold"/>
    </style:style>
    <style:style style:name="T3" style:family="text">
      <style:text-properties fo:text-transform="uppercase" fo:color="#111111" fo:font-size="12pt" officeooo:rsid="0018c2d3" style:font-size-asian="12pt" style:font-size-complex="12pt" style:font-weight-complex="bold"/>
    </style:style>
    <style:style style:name="T4" style:family="text">
      <style:text-properties fo:text-transform="uppercase" fo:font-size="12pt" style:font-size-asian="12pt" style:font-size-complex="12pt" style:font-weight-complex="bold"/>
    </style:style>
    <style:style style:name="T5" style:family="text">
      <style:text-properties fo:color="#76923c" fo:font-size="12pt" style:font-size-asian="12pt" style:font-size-complex="12pt" style:font-weight-complex="bold"/>
    </style:style>
    <style:style style:name="T6" style:family="text">
      <style:text-properties officeooo:rsid="00056837"/>
    </style:style>
    <style:style style:name="T7" style:family="text">
      <style:text-properties officeooo:rsid="0018c2d3"/>
    </style:style>
    <style:style style:name="T8" style:family="text">
      <style:text-properties officeooo:rsid="001955c0"/>
    </style:style>
    <style:style style:name="T9" style:family="text">
      <style:text-properties officeooo:rsid="001d8360"/>
    </style:style>
    <style:style style:name="T10" style:family="text">
      <style:text-properties officeooo:rsid="001e1811"/>
    </style:style>
    <style:style style:name="T11" style:family="text">
      <style:text-properties officeooo:rsid="001e1902"/>
    </style:style>
    <style:style style:name="T12" style:family="text">
      <style:text-properties officeooo:rsid="001fcb39"/>
    </style:style>
    <style:style style:name="T13" style:family="text">
      <style:text-properties officeooo:rsid="00219b9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Book_20_Title">Manal Benaissa – </text:span><text:span text:style-name="Book_20_Title"><text:span text:style-name="T6">Guillaume cailhe</text:span></text:span></text:p>
      <text:p text:style-name="P4"><text:tab/><text:span text:style-name="T7">Dans cette apnée, le but sera de générer des textes bien/mal parenthésés + de les vérifier. Le code est fourni dans generateur_test.</text:span></text:p>
      <text:p text:style-name="Standard"/>
      <text:p text:style-name="P3">Exercice <text:span text:style-name="T8">1</text:span></text:p>
      <text:p text:style-name="P5">Deux méthodes sont possibles pour la génération d’un texte aléatoire et bien parenthésée :</text:p>
      <text:p text:style-name="P5">- On choisit aléatoirement un LMIN, la longueur minimale du texte. Chaque caractère y est choisit aléatoirement entre ‘a ‘, ‘ (‘  et ‘)’. Si ‘(‘ est choisit, on empile celui-ci dans la pile P. Lorsque LMIN est atteint, on ferme les parenthèses ouvrantes qui ne sont pas encore fermées. Pour cela, on s’interdit l’écriture de ‘(‘, et on génère aléatoirement ‘a’ et ‘)’ ( on dépile à chaque parenthèse fermante). On arrête lorsque suffisament de ‘)’ ont été généré, cad quand la pile P est vide.</text:p>
      <text:p text:style-name="P5">- La deuxième méthode consiste à choisir le nombre NBP<text:span text:style-name="T9">MAX</text:span> de parenthèses ouvrantes à insérer dans le texte. On choisit aléatoirement <text:span text:style-name="T9">les caractères à écrire, entre ‘(‘, ‘a’ et ‘)’. On incrémente un compteur nbp à chaque parenthèse ouvrante. Dès que NBPMAX est atteint, on ferme les parenthèses ouvrantes restantes dans la pile.</text:span></text:p>
      <text:p text:style-name="P6">Nous optons pour la première option.</text:p>
      <text:p text:style-name="P7">Après avoir testé les chaines générées sur l’ensemble des programmes, on découvre d<text:span text:style-name="T13">es </text:span>erreurs supplémentaires.</text:p>
      <text:p text:style-name="P8">Exercice 2</text:p>
      <text:p text:style-name="Standard">Le but <text:span text:style-name="T10">ici est de générer un texte complètement aléatoirement (toujours entre ‘a’, ‘(‘ et ‘)’ ), sans compter, ou empiler quoi que se soit, puis de vérifier que le texte obtenu a bien un mauvais parenthésage. (Sait-on jamais !)</text:span></text:p>
      <text:p text:style-name="P11">Les différents cas à prévoir sont :</text:p>
      <text:p text:style-name="P11">- Des parenthèses fermantes manquantes</text:p>
      <text:p text:style-name="P11">- Des parenthèses ouvrantes manquantes</text:p>
      <text:p text:style-name="P11">- Des parenthèses dans le mauvais sens</text:p>
      <text:p text:style-name="P11">- Eventuellement une mauvaise reconnaissance des parenthèses…</text:p>
      <text:p text:style-name="P11"/>
      <text:p text:style-name="P11">Ici, le générateur de mauvais parenthesage ne traite pas séparément tous ces cas, et c’est là tout l’intéret : tomber sur un test auquel on n’y aurait pas pensé.</text:p>
      <text:p text:style-name="P9">Exercice <text:span text:style-name="T10">3</text:span></text:p>
      <text:p text:style-name="P11">Oracle.c n’est pas disponible sur moodle hélas.</text:p>
      <text:p text:style-name="P11"/>
      <text:p text:style-name="P11">Quoi qu’il en soit, cela est plus ou moins fait durant l’apnée de prog (on excécute un programme, et on regarde si sa réponse correspond <text:span text:style-name="T11">à un</text:span> résultat attendu <text:span text:style-name="T11">décidé à l’avance</text:span>. <text:span text:style-name="T11">Une fonction « est_bon_parenthésage » a été créée néanmoins dans le même esprit.</text:span></text:p>
      <text:p text:style-name="P10"><text:soft-page-break/>CONCLUSION</text:p>
      <text:p text:style-name="P12">On trouve, parmis les 500 programmes fournis, 370 programmes erronés SI on compte les crochets et les accolades.</text:p>
      <text:p text:style-name="P12">Sinon, on trouve <text:span text:style-name="T12">259 </text:span>programmes faux en ne tenant en compte QUE les parenthèses <text:span text:style-name="T13">et en générant soi-même des tests pertinents.</text:span></text:p>
      <text:p text:style-name="P13">En utilisant la génération aléatoire de tests, on obtient 274 programmes faux (on a donc oublié des cas!)</text:p>
      <text:section text:style-name="Sect1" text:name="Section1" text:protected="true">
        <text:section-source xlink:href="../graphique.png"/>
        <text:p text:style-name="Preformatted_20_Tex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true" style:font-name-asian="DejaVu Sans" style:font-size-asian="11pt" style:language-asian="en" style:country-asian="US" style:font-name-complex="DejaVu Sans"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1pt" fo:language="en" fo:country="US" style:letter-kerning="true" style:font-name-asian="DejaVu Sans"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05%" fo:text-align="start" style:justify-single-word="false"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353cm" loext:contextual-spacing="false" fo:text-align="center" style:justify-single-word="false" style:border-line-width-bottom="0.026cm 0.026cm 0.053cm" fo:padding-left="0cm" fo:padding-right="0cm" fo:padding-top="0cm" fo:padding-bottom="0.035cm" fo:border-left="none" fo:border-right="none" fo:border-top="none" fo:border-bottom="3pt double #943634"/>
      <style:text-properties fo:text-transform="uppercase" fo:color="#632423" fo:font-size="14pt" fo:letter-spacing="0.035cm" style:font-size-asian="14pt" style:font-size-complex="14pt"/>
    </style:style>
    <style:style style:name="Heading_20_2" style:display-name="Heading 2" style:family="paragraph" style:parent-style-name="Standard" style:next-style-name="Standard" style:default-outline-level="2" style:list-style-name="" style:class="text">
      <style:paragraph-properties fo:margin-top="0.706cm" fo:margin-bottom="0.353cm" loext:contextual-spacing="false" fo:text-align="center" style:justify-single-word="false" fo:padding-left="0cm" fo:padding-right="0cm" fo:padding-top="0cm" fo:padding-bottom="0.035cm" fo:border-left="none" fo:border-right="none" fo:border-top="none" fo:border-bottom="0.51pt solid #622423"/>
      <style:text-properties fo:text-transform="uppercase" fo:color="#632423" fo:font-size="12pt" fo:letter-spacing="0.026cm" style:font-size-asian="12pt" style:font-size-complex="12pt"/>
    </style:style>
    <style:style style:name="Heading_20_3" style:display-name="Heading 3" style:family="paragraph" style:parent-style-name="Standard" style:next-style-name="Standard" style:default-outline-level="3" style:list-style-name="" style:class="text">
      <style:paragraph-properties fo:margin-top="0.529cm" fo:margin-bottom="0.353cm" loext:contextual-spacing="false" fo:text-align="center" style:justify-single-word="false" fo:padding-left="0cm" fo:padding-right="0cm" fo:padding-top="0.035cm" fo:padding-bottom="0.035cm" fo:border-left="none" fo:border-right="none" fo:border-top="0.51pt dotted #622423" fo:border-bottom="0.51pt dotted #622423"/>
      <style:text-properties fo:text-transform="uppercase" fo:color="#622423"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cm" fo:margin-bottom="0.212cm" loext:contextual-spacing="false" fo:text-align="center" style:justify-single-word="false" fo:padding-left="0cm" fo:padding-right="0cm" fo:padding-top="0cm" fo:padding-bottom="0.035cm" fo:border-left="none" fo:border-right="none" fo:border-top="none" fo:border-bottom="0.51pt dotted #943634"/>
      <style:text-properties fo:text-transform="uppercase" fo:color="#622423" fo:letter-spacing="0.018cm"/>
    </style:style>
    <style:style style:name="Heading_20_5" style:display-name="Heading 5" style:family="paragraph" style:parent-style-name="Standard" style:next-style-name="Standard" style:default-outline-level="5" style:list-style-name="" style:class="text">
      <style:paragraph-properties fo:margin-top="0.564cm" fo:margin-bottom="0.212cm" loext:contextual-spacing="false" fo:text-align="center" style:justify-single-word="false"/>
      <style:text-properties fo:text-transform="uppercase" fo:color="#622423" fo:letter-spacing="0.018cm"/>
    </style:style>
    <style:style style:name="Heading_20_6" style:display-name="Heading 6" style:family="paragraph" style:parent-style-name="Standard" style:next-style-name="Standard" style:default-outline-level="6" style:list-style-name="" style:class="text">
      <style:paragraph-properties fo:margin-top="0cm" fo:margin-bottom="0.212cm" loext:contextual-spacing="false" fo:text-align="center" style:justify-single-word="false"/>
      <style:text-properties fo:text-transform="uppercase" fo:color="#943634" fo:letter-spacing="0.018cm"/>
    </style:style>
    <style:style style:name="Heading_20_7" style:display-name="Heading 7" style:family="paragraph" style:parent-style-name="Standard" style:next-style-name="Standard" style:default-outline-level="7" style:list-style-name="" style:class="text">
      <style:paragraph-properties fo:margin-top="0cm" fo:margin-bottom="0.212cm" loext:contextual-spacing="false" fo:text-align="center" style:justify-single-word="false"/>
      <style:text-properties fo:text-transform="uppercase" fo:color="#943634" fo:letter-spacing="0.018cm"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212cm" loext:contextual-spacing="false" fo:text-align="center" style:justify-single-word="false"/>
      <style:text-properties fo:text-transform="uppercase" fo:font-size="10pt" fo:letter-spacing="0.018cm"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cm" fo:margin-bottom="0.212cm" loext:contextual-spacing="false" fo:text-align="center" style:justify-single-word="false"/>
      <style:text-properties fo:text-transform="uppercase" fo:font-size="10pt" fo:letter-spacing="0.018cm" fo:font-style="italic" style:font-size-asian="10pt" style:font-style-asian="italic" style:font-size-complex="10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text-properties fo:text-transform="uppercase" fo:font-size="9pt" fo:letter-spacing="0.018cm" style:font-size-asian="9pt" style:font-size-complex="9pt"/>
    </style:style>
    <style:style style:name="Title" style:family="paragraph" style:parent-style-name="Standard" style:next-style-name="Standard" style:default-outline-level="" style:class="chapter">
      <style:paragraph-properties fo:margin-top="0.882cm" fo:margin-bottom="0.529cm" loext:contextual-spacing="false" fo:line-height="100%" fo:text-align="center" style:justify-single-word="false" fo:padding-left="0cm" fo:padding-right="0cm" fo:padding-top="0.035cm" fo:padding-bottom="0.212cm" fo:border-left="none" fo:border-right="none" fo:border-top="0.26pt dotted #632423" fo:border-bottom="0.26pt dotted #632423"/>
      <style:text-properties fo:text-transform="uppercase" fo:color="#632423" fo:font-size="22pt" fo:letter-spacing="0.088cm" style:font-size-asian="22pt" style:font-size-complex="22pt"/>
    </style:style>
    <style:style style:name="Subtitle" style:family="paragraph" style:parent-style-name="Standard" style:next-style-name="Standard" style:default-outline-level="" style:class="chapter">
      <style:paragraph-properties fo:margin-top="0cm" fo:margin-bottom="0.988cm" loext:contextual-spacing="false" fo:line-height="100%" fo:text-align="center" style:justify-single-word="false"/>
      <style:text-properties fo:text-transform="uppercase" fo:font-size="9pt" fo:letter-spacing="0.035cm" style:font-size-asian="9pt" style:font-size-complex="9pt"/>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54cm" fo:margin-right="2.54cm" fo:margin-top="0.282cm" fo:margin-bottom="0.353cm" loext:contextual-spacing="false" fo:line-height="125%" fo:text-indent="0cm" style:auto-text-indent="false" fo:padding-left="0cm" fo:padding-right="0cm" fo:padding-top="0.353cm" fo:padding-bottom="0.141cm" fo:border-left="none" fo:border-right="none" fo:border-top="0.26pt dotted #632423" fo:border-bottom="0.26pt dotted #632423"/>
      <style:text-properties fo:text-transform="uppercase" fo:color="#622423" fo:font-size="10pt" fo:letter-spacing="0.009cm" style:font-size-asian="10pt" style:font-size-complex="10pt"/>
    </style:style>
    <style:style style:name="TOC_20_Heading" style:display-name="TOC Heading" style:family="paragraph" style:parent-style-name="Heading_20_1" style:next-style-name="Standard"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1_20_Car" style:display-name="Titre 1 Car" style:family="text" style:parent-style-name="Default_20_Paragraph_20_Font">
      <style:text-properties fo:text-transform="uppercase" fo:color="#632423" fo:font-size="14pt" fo:letter-spacing="0.035cm"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2_20_Car" style:display-name="Titre 2 Car" style:family="text" style:parent-style-name="Default_20_Paragraph_20_Font">
      <style:text-properties fo:text-transform="uppercase" fo:color="#632423" fo:font-size="12pt" fo:letter-spacing="0.026cm" style:font-size-asian="12pt" style:font-size-complex="12pt"/>
    </style:style>
    <style:style style:name="Titre_20_3_20_Car" style:display-name="Titre 3 Car" style:family="text" style:parent-style-name="Default_20_Paragraph_20_Font">
      <style:text-properties fo:text-transform="uppercase" fo:color="#622423"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text-transform="uppercase" fo:color="#622423" fo:letter-spacing="0.018cm"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5_20_Car" style:display-name="Titre 5 Car" style:family="text" style:parent-style-name="Default_20_Paragraph_20_Font">
      <style:text-properties fo:text-transform="uppercase" fo:color="#622423" fo:letter-spacing="0.018cm"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6_20_Car" style:display-name="Titre 6 Car" style:family="text" style:parent-style-name="Default_20_Paragraph_20_Font">
      <style:text-properties fo:text-transform="uppercase" fo:color="#943634" fo:letter-spacing="0.018cm"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text-transform="uppercase" fo:color="#943634" fo:letter-spacing="0.018cm"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text-transform="uppercase" fo:font-size="10pt" fo:letter-spacing="0.018cm"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Titre_20_9_20_Car" style:display-name="Titre 9 Car" style:family="text" style:parent-style-name="Default_20_Paragraph_20_Font">
      <style:text-properties fo:text-transform="uppercase" fo:font-size="10pt" fo:letter-spacing="0.018cm"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re_20_Car" style:display-name="Titre Car" style:family="text" style:parent-style-name="Default_20_Paragraph_20_Font">
      <style:text-properties fo:text-transform="uppercase" fo:color="#632423" fo:font-size="22pt" fo:letter-spacing="0.088cm" style:font-name-asian="DejaVu Sans" style:font-family-asian="'DejaVu Sans'" style:font-family-generic-asian="system" style:font-pitch-asian="variable" style:font-size-asian="22pt" style:font-name-complex="DejaVu Sans" style:font-family-complex="'DejaVu Sans'" style:font-family-generic-complex="system" style:font-pitch-complex="variable" style:font-size-complex="22pt"/>
    </style:style>
    <style:style style:name="Sous-titre_20_Car" style:display-name="Sous-titre Car" style:family="text" style:parent-style-name="Default_20_Paragraph_20_Font">
      <style:text-properties fo:text-transform="uppercase" fo:font-size="9pt" fo:letter-spacing="0.035cm" style:font-name-asian="DejaVu Sans" style:font-family-asian="'DejaVu Sans'" style:font-family-generic-asian="system" style:font-pitch-asian="variable" style:font-size-asian="9pt" style:font-name-complex="DejaVu Sans" style:font-family-complex="'DejaVu Sans'" style:font-family-generic-complex="system" style:font-pitch-complex="variable" style:font-size-complex="9pt"/>
    </style:style>
    <style:style style:name="Strong" style:family="text">
      <style:text-properties fo:color="#943634" fo:letter-spacing="0.009cm" fo:font-weight="bold" style:font-weight-asian="bold" style:font-weight-complex="bold"/>
    </style:style>
    <style:style style:name="Emphasis" style:family="text">
      <style:text-properties fo:text-transform="uppercase" fo:font-size="10pt" fo:letter-spacing="0.009cm" style:font-size-asian="10pt" style:font-size-complex="10pt"/>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Citation_20_intense_20_Car" style:display-name="Citation intense Car" style:family="text" style:parent-style-name="Default_20_Paragraph_20_Font">
      <style:text-properties fo:text-transform="uppercase" fo:color="#622423" fo:font-size="10pt" fo:letter-spacing="0.009cm"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text-transform="uppercase" fo:font-size="10pt" fo:letter-spacing="0.018cm" fo:font-style="italic" style:font-size-asian="10pt" style:font-style-asian="italic" style:font-size-complex="10pt" style:font-style-complex="italic"/>
    </style:style>
    <style:style style:name="Subtle_20_Reference" style:display-name="Subtle Reference" style:family="text" style:parent-style-name="Default_20_Paragraph_20_Font">
      <style:text-properties fo:color="#622423"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nse_20_Reference" style:display-name="Intense Reference" style:family="text">
      <style:text-properties fo:color="#622423" style:font-name="Calibri" fo:font-family="Calibri"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Book_20_Title" style:display-name="Book Title" style:family="text">
      <style:text-properties fo:text-transform="uppercase" fo:color="#622423" fo:letter-spacing="0.009cm" style:text-underline-style="none"/>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2" style:family="table">
      <style:table-properties style:width="16.002cm" style:rel-width="100%" fo:margin-left="-0.203cm" fo:margin-top="0cm" fo:margin-bottom="0cm" table:align="left" style:writing-mode="lr-tb"/>
    </style:style>
    <style:style style:name="Table12.A" style:family="table-column">
      <style:table-column-properties style:column-width="11.201cm" style:rel-column-width="45874*"/>
    </style:style>
    <style:style style:name="Table12.B" style:family="table-column">
      <style:table-column-properties style:column-width="4.801cm" style:rel-column-width="19660*"/>
    </style:style>
    <style:style style:name="Table12.1" style:family="table-row">
      <style:table-row-properties fo:keep-together="auto"/>
    </style:style>
    <style:style style:name="Table12.A1" style:family="table-cell">
      <style:table-cell-properties style:vertical-align="bottom" fo:padding-left="0.203cm" fo:padding-right="0.203cm" fo:padding-top="0.127cm" fo:padding-bottom="0.127cm" fo:border-left="none" fo:border-right="none" fo:border-top="none" fo:border-bottom="0.5pt solid #00000a"/>
    </style:style>
    <style:style style:name="Table12.B1" style:family="table-cell">
      <style:table-cell-properties style:vertical-align="bottom" fo:background-color="#943634" fo:padding-left="0.203cm" fo:padding-right="0.203cm" fo:padding-top="0.127cm" fo:padding-bottom="0.127cm" fo:border-left="none" fo:border-right="none" fo:border-top="none" fo:border-bottom="0.5pt solid #943634">
        <style:background-image/>
      </style:table-cell-properties>
    </style:style>
    <style:style style:name="MP1" style:family="paragraph" style:parent-style-name="Header">
      <style:paragraph-properties fo:text-align="end" style:justify-single-word="false"/>
      <style:text-properties officeooo:paragraph-rsid="00056837"/>
    </style:style>
    <style:style style:name="MP2" style:family="paragraph" style:parent-style-name="Header">
      <style:paragraph-properties fo:text-align="center" style:justify-single-word="false"/>
      <style:text-properties fo:color="#ffffff" officeooo:rsid="00056837" officeooo:paragraph-rsid="00056837"/>
    </style:style>
    <style:style style:name="MT1" style:family="text">
      <style:text-properties fo:color="#111111" fo:font-size="12pt" style:font-size-asian="12pt" style:font-size-complex="12pt" style:font-weight-complex="bold"/>
    </style:style>
    <style:style style:name="MT2" style:family="text">
      <style:text-properties fo:text-transform="uppercase" fo:color="#111111" fo:font-size="12pt" officeooo:rsid="00056837" style:font-size-asian="12pt" style:font-size-complex="12pt" style:font-weight-complex="bold"/>
    </style:style>
    <style:style style:name="MT3" style:family="text">
      <style:text-properties fo:text-transform="uppercase" fo:color="#111111" fo:font-size="12pt" officeooo:rsid="0018c2d3" style:font-size-asian="12pt" style:font-size-complex="12pt" style:font-weight-complex="bold"/>
    </style:style>
    <style:style style:name="MT4" style:family="text">
      <style:text-properties fo:text-transform="uppercase" fo:font-size="12pt" style:font-size-asian="12pt" style:font-size-complex="12pt" style:font-weight-complex="bold"/>
    </style:style>
    <style:style style:name="MT5" style:family="text">
      <style:text-properties fo:color="#76923c" fo:font-size="12pt" style:font-size-asian="12pt" style:font-size-complex="12pt" style:font-weight-complex="bold"/>
    </style:style>
    <style:page-layout style:name="Mpm1">
      <style:page-layout-properties fo:page-width="21.001cm" fo:page-height="29.7cm" style:num-format="1" style:print-orientation="portrait" fo:margin-top="1.249cm" fo:margin-bottom="0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12" table:style-name="Table12">
          <table:table-column table:style-name="Table12.A"/>
          <table:table-column table:style-name="Table12.B"/>
          <table:table-row table:style-name="Table12.1">
            <table:table-cell table:style-name="Table12.A1" office:value-type="string">
              <text:p text:style-name="MP1"><text:span text:style-name="MT1">[</text:span><text:span text:style-name="MT2">AP0</text:span><text:span text:style-name="MT3">2</text:span><text:span text:style-name="MT4"> : </text:span><text:span text:style-name="MT3">Parenthesage</text:span><text:span text:style-name="MT5">]</text:span></text:p>
            </table:table-cell>
            <table:table-cell table:style-name="Table12.B1" office:value-type="string">
              <text:p text:style-name="MP2">ALGO5</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2 : Traitement d’image</dc:title>
    <meta:initial-creator>Manael Benaissa</meta:initial-creator>
    <meta:editing-cycles>35</meta:editing-cycles>
    <meta:print-date>2017-02-03T20:45:00</meta:print-date>
    <meta:creation-date>2017-02-20T22:35:00</meta:creation-date>
    <dc:date>2017-09-29T16:28:36.156846404</dc:date>
    <meta:editing-duration>PT8H19M37S</meta:editing-duration>
    <meta:generator>LibreOffice/5.1.6.2$Linux_X86_64 LibreOffice_project/10m0$Build-2</meta:generator>
    <meta:document-statistic meta:table-count="1" meta:image-count="0" meta:object-count="0" meta:page-count="2" meta:paragraph-count="25" meta:word-count="421" meta:character-count="2533" meta:non-whitespace-character-count="2134"/>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